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4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5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6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" style:parent-style-name="Normal" style:family="paragraph">
      <style:paragraph-properties fo:text-align="justify"/>
    </style:style>
    <style:style style:name="T9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0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11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2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13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4" style:parent-style-name="Normal" style:family="paragraph">
      <style:paragraph-properties fo:text-align="justify"/>
    </style:style>
    <style:style style:name="T15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6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17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8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19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0" style:parent-style-name="Normal" style:family="paragraph">
      <style:paragraph-properties fo:text-align="justify"/>
    </style:style>
    <style:style style:name="T21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22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23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24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25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6" style:parent-style-name="Normal" style:family="paragraph">
      <style:paragraph-properties fo:text-align="justify"/>
    </style:style>
    <style:style style:name="T27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28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29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30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31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2" style:parent-style-name="Normal" style:family="paragraph">
      <style:paragraph-properties fo:text-align="justify"/>
    </style:style>
    <style:style style:name="T33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34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35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36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37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8" style:parent-style-name="Normal" style:family="paragraph">
      <style:paragraph-properties fo:text-align="justify"/>
    </style:style>
    <style:style style:name="T39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40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41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43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" style:parent-style-name="Normal" style:family="paragraph">
      <style:paragraph-properties fo:text-align="justify" fo:margin-bottom="0in" fo:line-height="100%"/>
    </style:style>
    <style:style style:name="T47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48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49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50" style:parent-style-name="DefaultParagraphFont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51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</office:automatic-styles>
  <office:body>
    <office:text text:use-soft-page-breaks="true">
      <text:p text:style-name="P1">References</text:p>
      <text:p text:style-name="P2"><text:span text:style-name="T3">Adamu, A. A., Uthman, O. A., Sambala, E. Z., Ndwandwe, D., Wiyeh, A. B., Olukade, T., ... &amp; Wiysonge, C. S. (2019). Rural-urban disparities in missed opportunities for vaccination in sub-Saharan Africa: a multi-country decomposition analyses. </text:span><text:span text:style-name="T4">Human vaccines &amp; immunotherapeutics</text:span><text:span text:style-name="T5">, </text:span><text:span text:style-name="T6">15</text:span><text:span text:style-name="T7">(5), 1191-1198.</text:span></text:p>
      <text:p text:style-name="P8"><text:span text:style-name="T9">Adamu, A. A., Uthman, O. A., Gadanya, M. A., Adetokunboh, O. O., &amp; Wiysonge, C. S. (2019b). A multilevel analysis of the determinants of missed opportunities for vaccination among children attending primary healthcare facilities in Kano, Nigeria: Findings from the pre-implementation phase of a collaborative quality improvement programme. </text:span><text:span text:style-name="T10">PLoS One</text:span><text:span text:style-name="T11">, </text:span><text:span text:style-name="T12">14</text:span><text:span text:style-name="T13">(7), e0218572.</text:span></text:p>
      <text:p text:style-name="P14"><text:span text:style-name="T15">Borras-Bermejo, B., Panunzi, I., Bachy, C., &amp; Gil-Cuesta, J. (2022). Missed opportunities for vaccination (MOV) in children up to 5 years old in 19 Médecins Sans Frontières-supported health facilities: a cross-sectional survey in six low-resource countries. </text:span><text:span text:style-name="T16">BMJ open</text:span><text:span text:style-name="T17">, </text:span><text:span text:style-name="T18">12</text:span><text:span text:style-name="T19">(7), e059900.</text:span></text:p>
      <text:p text:style-name="P20"><text:span text:style-name="T21">Fatiregun, A. A., Lochlainn, L. N., Kaboré, L., Dosumu, M., Isere, E., Olaoye, I., ... &amp; Braka, F. (2021). Missed opportunities for vaccination among children aged 0–23 months visiting health facilities in a southwest State of Nigeria, December 2019. </text:span><text:span text:style-name="T22">Plos one</text:span><text:span text:style-name="T23">, </text:span><text:span text:style-name="T24">16</text:span><text:span text:style-name="T25">(8), e0252798.</text:span></text:p>
      <text:p text:style-name="P26"><text:span text:style-name="T27">Kaboré, L., Meda, B., Médah, I., Shendale, S., Lochlainn, L. N., Sanderson, C., ... &amp; Ogbuanu, I. U. (2020). Assessment of missed opportunities for vaccination (MOV) in Burkina Faso using the World Health Organization’s revised MOV strategy: Findings and strategic considerations to improve routine childhood immunization coverage. </text:span><text:span text:style-name="T28">Vaccine</text:span><text:span text:style-name="T29">, </text:span><text:span text:style-name="T30">38</text:span><text:span text:style-name="T31">(48), 7603-7611.</text:span></text:p>
      <text:p text:style-name="P32"><text:span text:style-name="T33">Ogbeyi, O. G., Jenewari, A. J., Abah, J. P., Rimamnunra, G., &amp; Ogbeyi, A. F. (2021). Maternal Characteristics and Immunization Status of Children Among Rural Ihotu Women Cooperative Society at Eke, Okpokwu Local Government Area, Benue State, Nigeria. </text:span><text:span text:style-name="T34">Borno Medical Journal</text:span><text:span text:style-name="T35">, </text:span><text:span text:style-name="T36">18</text:span><text:span text:style-name="T37">(1).</text:span></text:p>
      <text:p text:style-name="P38"><text:span text:style-name="T39">Otoo, D. M., Ahiabor, S. Y., &amp; Abdul-Wahab, D. (2024). Factors Influencing Missed Opportunities in Infant Vaccination Among Children Aged 0-23 Months Within the Hohoe Municipality in The Volta Region, Ghana: A Facility-Based Study. </text:span><text:span text:style-name="T40">Journal of Pediatrics &amp; Neonatal Biology</text:span><text:span text:style-name="T41">, </text:span><text:span text:style-name="T42">9</text:span><text:span text:style-name="T43">(1), 1-12.</text:span></text:p>
      <text:p text:style-name="P44">Ubajaka F, Ukegbu A, Okafor N, Ejiofor O. The prevalence of missed oppor-tunities for immunization among children utilizing immunization services in NNAMDI AZIKIWE University Teaching Hospital,<text:s/>NNEWI. J Biol Agric Healthc. 2012; 6(2)</text:p>
      <text:p text:style-name="P45"/>
      <text:p text:style-name="P46"><text:span text:style-name="T47">Wagai, J. N., Rhoda, D., Prier, M., Trimmer, M. K., Clary, C. B., Oteri, J., ... &amp; Cutts, F. (2021). Implementing WHO guidance on conducting and analysing vaccination coverage cluster surveys: Two examples from Nigeria. </text:span><text:span text:style-name="T48">PLoS One</text:span><text:span text:style-name="T49">, </text:span><text:span text:style-name="T50">16</text:span><text:span text:style-name="T51">(2), e0247415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11-07T05:46:00Z</meta:creation-date>
    <dc:date>2024-11-07T11:41:00Z</dc:date>
    <meta:template xlink:href="Normal" xlink:type="simple"/>
    <meta:editing-cycles>1</meta:editing-cycles>
    <meta:editing-duration>PT540S</meta:editing-duration>
    <meta:document-statistic meta:page-count="1" meta:paragraph-count="5" meta:word-count="395" meta:character-count="2642" meta:row-count="18" meta:non-whitespace-character-count="2252"/>
  </office:meta>
</office:document-meta>
</file>